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2.3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2.3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3.078cm"/>
    </style:style>
    <style:style style:name="gr5" style:family="graphic" style:parent-style-name="standard">
      <style:graphic-properties draw:stroke="none" draw:fill="solid" draw:fill-color="#000000"/>
    </style:style>
    <style:style style:name="P1" style:family="paragraph"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0.137cm" svg:height="0.138cm" svg:x="5.931cm" svg:y="4.805cm" svg:viewBox="0 0 138 139" svg:d="m0 70c0-39 31-70 69-70 38 0 69 31 69 70s-31 69-69 69c-38 0-69-31-69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8cm" svg:height="0.138cm" svg:x="5.564cm" svg:y="2.458cm" svg:viewBox="0 0 139 139" svg:d="m0 70c0-39 32-70 70-70 38 0 69 31 69 70s-31 69-69 69c-38 0-70-31-70-69">
          <text:p/>
        </draw:path>
        <draw:path draw:style-name="gr1" draw:layer="layout" svg:width="0.138cm" svg:height="0.138cm" svg:x="5.366cm" svg:y="3.203cm" svg:viewBox="0 0 139 139" svg:d="m0 70c0-39 32-70 70-70 38 0 69 31 69 70 0 37-31 69-69 69-38 0-70-32-70-69">
          <text:p/>
        </draw:path>
        <draw:path draw:style-name="gr1" draw:layer="layout" svg:width="0.138cm" svg:height="0.138cm" svg:x="5.719cm" svg:y="3.012cm" svg:viewBox="0 0 139 139" svg:d="m0 70c0-39 31-70 70-70 37 0 69 31 69 70 0 37-32 69-69 69-39 0-70-32-70-69">
          <text:p/>
        </draw:path>
        <draw:path draw:style-name="gr1" draw:layer="layout" svg:width="0.138cm" svg:height="0.138cm" svg:x="5.931cm" svg:y="12.03cm" svg:viewBox="0 0 139 139" svg:d="m0 70c0-38 32-70 70-70 38 0 69 32 69 70 0 38-31 69-69 69-38 0-70-31-70-69">
          <text:p/>
        </draw:path>
        <draw:path draw:style-name="gr1" draw:layer="layout" svg:width="0.138cm" svg:height="0.138cm" svg:x="8.892cm" svg:y="7.866cm" svg:viewBox="0 0 139 139" svg:d="m0 70c0-38 32-70 70-70 38 0 69 32 69 70 0 38-31 69-69 69-38 0-70-31-70-69">
          <text:p/>
        </draw:path>
        <draw:path draw:style-name="gr1" draw:layer="layout" svg:width="0.137cm" svg:height="0.138cm" svg:x="8.348cm" svg:y="7.046cm" svg:viewBox="0 0 138 139" svg:d="m0 70c0-38 31-70 69-70 38 0 69 32 69 70 0 38-31 69-69 69-38 0-69-31-69-69">
          <text:p/>
        </draw:path>
        <draw:path draw:style-name="gr1" draw:layer="layout" svg:width="0.137cm" svg:height="0.138cm" svg:x="9.436cm" svg:y="8.84cm" svg:viewBox="0 0 138 139" svg:d="m0 70c0-38 31-70 69-70 38 0 69 32 69 70 0 38-31 69-69 69-38 0-69-31-69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8cm" svg:height="0.137cm" svg:x="6.314cm" svg:y="3.867cm" svg:viewBox="0 0 139 138" svg:d="m0 70c0-39 31-70 70-70s69 31 69 70c0 37-31 68-69 68s-70-31-70-68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8.597cm" svg:y="7.676cm" svg:viewBox="0 0 138 139" svg:d="m0 70c0-38 31-70 70-70 37 0 68 32 68 70 0 38-31 69-68 69-39 0-70-31-70-69">
          <text:p/>
        </draw:path>
        <draw:path draw:style-name="gr1" draw:layer="layout" svg:width="0.138cm" svg:height="0.138cm" svg:x="1.819cm" svg:y="17.957cm" svg:viewBox="0 0 139 139" svg:d="m0 70c0-38 32-70 70-70 38 0 69 32 69 70 0 38-31 69-69 69-38 0-70-31-70-69">
          <text:p/>
        </draw:path>
        <draw:path draw:style-name="gr1" draw:layer="layout" svg:width="0.138cm" svg:height="0.138cm" svg:x="7.808cm" svg:y="6.034cm" svg:viewBox="0 0 139 139" svg:d="m0 71c0-39 31-71 70-71 37 0 69 32 69 71 0 37-32 68-69 68-39 0-70-31-70-68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8cm" svg:height="0.137cm" svg:x="6.026cm" svg:y="3.055cm" svg:viewBox="0 0 139 138" svg:d="m0 69c0-38 32-69 70-69 38 0 69 31 69 69 0 38-31 69-69 69-38 0-70-31-70-69">
          <text:p/>
        </draw:path>
        <draw:path draw:style-name="gr1" draw:layer="layout" svg:width="0.137cm" svg:height="0.138cm" svg:x="7.456cm" svg:y="5.935cm" svg:viewBox="0 0 138 139" svg:d="m0 70c0-39 31-70 70-70 37 0 68 31 68 70s-31 69-68 69c-39 0-70-31-70-69">
          <text:p/>
        </draw:path>
        <draw:path draw:style-name="gr1" draw:layer="layout" svg:width="0.138cm" svg:height="0.137cm" svg:x="8.532cm" svg:y="7.872cm" svg:viewBox="0 0 139 138" svg:d="m0 69c0-38 31-69 70-69s69 31 69 69c0 38-31 69-69 69s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7cm" svg:x="9.086cm" svg:y="8.127cm" svg:viewBox="0 0 138 138" svg:d="m0 69c0-38 31-69 69-69 38 0 69 31 69 69 0 38-31 69-69 69-38 0-69-31-69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7cm" svg:x="7.394cm" svg:y="10.342cm" svg:viewBox="0 0 138 138" svg:d="m0 70c0-39 31-70 70-70 37 0 68 31 68 70 0 37-31 68-68 68-39 0-70-31-70-68">
          <text:p/>
        </draw:path>
        <draw:path draw:style-name="gr1" draw:layer="layout" svg:width="0.138cm" svg:height="0.137cm" svg:x="6.262cm" svg:y="4.659cm" svg:viewBox="0 0 139 138" svg:d="m0 70c0-39 32-70 70-70 38 0 69 31 69 70 0 37-31 68-69 68-38 0-70-31-70-68">
          <text:p/>
        </draw:path>
        <draw:path draw:style-name="gr1" draw:layer="layout" svg:width="0.138cm" svg:height="0.137cm" svg:x="8.315cm" svg:y="7.565cm" svg:viewBox="0 0 139 138" svg:d="m0 70c0-39 31-70 70-70 37 0 69 31 69 70 0 37-32 68-69 68-39 0-70-31-70-68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3.079cm" svg:y="18.751cm" svg:viewBox="0 0 138 139" svg:d="m0 70c0-39 31-70 70-70 37 0 68 31 68 70s-31 69-68 69c-39 0-70-31-70-69">
          <text:p/>
        </draw:path>
        <draw:path draw:style-name="gr1" draw:layer="layout" svg:width="0.138cm" svg:height="0.138cm" svg:x="6.714cm" svg:y="8.977cm" svg:viewBox="0 0 139 139" svg:d="m0 70c0-38 31-70 70-70 37 0 69 32 69 70 0 38-32 69-69 69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8cm" svg:height="0.137cm" svg:x="8.221cm" svg:y="6.748cm" svg:viewBox="0 0 139 138" svg:d="m0 69c0-38 31-69 70-69 37 0 69 31 69 69 0 38-32 69-69 69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3.421cm" svg:y="11.71cm" svg:viewBox="0 0 138 139" svg:d="m0 70c0-38 31-70 70-70 37 0 68 32 68 70 0 38-31 69-68 69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ath draw:style-name="gr1" draw:layer="layout" svg:width="0.137cm" svg:height="0.138cm" svg:x="9.827cm" svg:y="8.893cm" svg:viewBox="0 0 138 139" svg:d="m0 70c0-39 31-70 70-70 37 0 68 31 68 70s-31 69-68 69c-39 0-70-31-70-69">
          <text:p/>
        </draw:path>
        <draw:polygon draw:style-name="gr1" draw:layer="layout" svg:width="8.647cm" svg:height="17.596cm" svg:x="1.568cm" svg:y="1.907cm" svg:viewBox="0 0 8648 17597" draw:points="0,17597 8648,17597 8648,0 0,0">
          <text:p/>
        </draw:polygon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0.62cm" svg:y="12.482cm" svg:viewBox="0 0 139 139" svg:d="m0 70c0-39 31-70 70-70 37 0 69 31 69 70 0 37-32 69-69 69-39 0-70-32-70-69">
          <text:p/>
        </draw:path>
        <draw:path draw:style-name="gr1" draw:layer="layout" svg:width="0.137cm" svg:height="0.138cm" svg:x="18.806cm" svg:y="16.448cm" svg:viewBox="0 0 138 139" svg:d="m0 70c0-39 31-70 69-70 38 0 69 31 69 70 0 37-31 69-69 69-38 0-69-32-69-69">
          <text:p/>
        </draw:path>
        <draw:path draw:style-name="gr1" draw:layer="layout" svg:width="0.138cm" svg:height="0.138cm" svg:x="17.597cm" svg:y="5.443cm" svg:viewBox="0 0 139 139" svg:d="m0 69c0-38 32-69 70-69 38 0 69 31 69 69 0 38-31 70-69 70-38 0-70-32-70-70">
          <text:p/>
        </draw:path>
        <draw:path draw:style-name="gr1" draw:layer="layout" svg:width="0.138cm" svg:height="0.137cm" svg:x="15.545cm" svg:y="8.453cm" svg:viewBox="0 0 139 138" svg:d="m0 69c0-38 31-69 70-69 37 0 69 31 69 69 0 38-32 69-69 69-39 0-70-31-70-69">
          <text:p/>
        </draw:path>
        <draw:path draw:style-name="gr1" draw:layer="layout" svg:width="0.138cm" svg:height="0.138cm" svg:x="17.596cm" svg:y="6.987cm" svg:viewBox="0 0 139 139" svg:d="m0 70c0-38 32-70 70-70 38 0 69 32 69 70 0 38-31 69-69 69-38 0-70-31-70-69">
          <text:p/>
        </draw:path>
        <draw:path draw:style-name="gr1" draw:layer="layout" svg:width="0.138cm" svg:height="0.138cm" svg:x="21.036cm" svg:y="8.681cm" svg:viewBox="0 0 139 139" svg:d="m0 70c0-38 31-70 69-70 38 0 70 32 70 70 0 38-32 69-70 69-38 0-69-31-69-69">
          <text:p/>
        </draw:path>
        <draw:path draw:style-name="gr1" draw:layer="layout" svg:width="0.138cm" svg:height="0.137cm" svg:x="20.925cm" svg:y="13.297cm" svg:viewBox="0 0 139 138" svg:d="m0 70c0-39 32-70 70-70 38 0 69 31 69 70 0 37-31 68-69 68-38 0-70-31-70-68">
          <text:p/>
        </draw:path>
        <draw:path draw:style-name="gr1" draw:layer="layout" svg:width="0.137cm" svg:height="0.138cm" svg:x="19.825cm" svg:y="9.522cm" svg:viewBox="0 0 138 139" svg:d="m0 70c0-39 31-70 69-70 38 0 69 31 69 70s-31 69-69 69c-38 0-69-31-69-69">
          <text:p/>
        </draw:path>
        <draw:path draw:style-name="gr1" draw:layer="layout" svg:width="0.138cm" svg:height="0.138cm" svg:x="15.041cm" svg:y="5.484cm" svg:viewBox="0 0 139 139" svg:d="m0 70c0-38 31-70 70-70s69 32 69 70c0 38-31 69-69 69s-70-31-70-69">
          <text:p/>
        </draw:path>
        <draw:path draw:style-name="gr1" draw:layer="layout" svg:width="0.138cm" svg:height="0.138cm" svg:x="19.372cm" svg:y="8.545cm" svg:viewBox="0 0 139 139" svg:d="m0 70c0-39 31-70 70-70s69 31 69 70-31 69-69 69-70-31-70-69">
          <text:p/>
        </draw:path>
        <draw:path draw:style-name="gr1" draw:layer="layout" svg:width="0.138cm" svg:height="0.138cm" svg:x="17.633cm" svg:y="2.458cm" svg:viewBox="0 0 139 139" svg:d="m0 70c0-39 32-70 70-70 38 0 69 31 69 70s-31 69-69 69c-38 0-70-31-70-69">
          <text:p/>
        </draw:path>
        <draw:path draw:style-name="gr1" draw:layer="layout" svg:width="0.138cm" svg:height="0.138cm" svg:x="16.972cm" svg:y="14.69cm" svg:viewBox="0 0 139 139" svg:d="m0 70c0-39 31-70 70-70s69 31 69 70c0 37-31 69-69 69s-70-32-70-69">
          <text:p/>
        </draw:path>
        <draw:path draw:style-name="gr1" draw:layer="layout" svg:width="0.137cm" svg:height="0.138cm" svg:x="18.007cm" svg:y="4.639cm" svg:viewBox="0 0 138 139" svg:d="m0 70c0-39 31-70 70-70 37 0 68 31 68 70 0 37-31 69-68 69-39 0-70-32-70-69">
          <text:p/>
        </draw:path>
        <draw:path draw:style-name="gr1" draw:layer="layout" svg:width="0.138cm" svg:height="0.138cm" svg:x="19.294cm" svg:y="3.779cm" svg:viewBox="0 0 139 139" svg:d="m0 69c0-38 31-69 70-69 37 0 69 31 69 69 0 38-32 70-69 70-39 0-70-32-70-70">
          <text:p/>
        </draw:path>
        <draw:path draw:style-name="gr1" draw:layer="layout" svg:width="0.138cm" svg:height="0.137cm" svg:x="18.91cm" svg:y="8.885cm" svg:viewBox="0 0 139 138" svg:d="m0 70c0-39 32-70 70-70 38 0 69 31 69 70 0 37-31 68-69 68-38 0-70-31-70-68">
          <text:p/>
        </draw:path>
        <draw:path draw:style-name="gr1" draw:layer="layout" svg:width="0.138cm" svg:height="0.137cm" svg:x="18.394cm" svg:y="13.598cm" svg:viewBox="0 0 139 138" svg:d="m0 70c0-39 31-70 70-70s69 31 69 70c0 37-31 68-69 68s-70-31-70-68">
          <text:p/>
        </draw:path>
        <draw:path draw:style-name="gr1" draw:layer="layout" svg:width="0.138cm" svg:height="0.137cm" svg:x="16.74cm" svg:y="6.625cm" svg:viewBox="0 0 139 138" svg:d="m0 69c0-38 31-69 70-69 37 0 69 31 69 69 0 38-32 69-69 69-39 0-70-31-70-69">
          <text:p/>
        </draw:path>
        <draw:path draw:style-name="gr1" draw:layer="layout" svg:width="0.137cm" svg:height="0.138cm" svg:x="18.475cm" svg:y="5.707cm" svg:viewBox="0 0 138 139" svg:d="m0 70c0-39 31-70 70-70 37 0 68 31 68 70s-31 69-68 69c-39 0-70-31-70-69">
          <text:p/>
        </draw:path>
        <draw:path draw:style-name="gr1" draw:layer="layout" svg:width="0.138cm" svg:height="0.138cm" svg:x="16.148cm" svg:y="7.453cm" svg:viewBox="0 0 139 139" svg:d="m0 70c0-38 31-70 70-70s69 32 69 70c0 38-31 69-69 69s-70-31-70-69">
          <text:p/>
        </draw:path>
        <draw:path draw:style-name="gr1" draw:layer="layout" svg:width="0.138cm" svg:height="0.138cm" svg:x="22.121cm" svg:y="11.436cm" svg:viewBox="0 0 139 139" svg:d="m0 70c0-39 31-70 70-70s69 31 69 70-31 69-69 69-70-31-70-69">
          <text:p/>
        </draw:path>
        <draw:path draw:style-name="gr1" draw:layer="layout" svg:width="0.138cm" svg:height="0.138cm" svg:x="17.396cm" svg:y="4.926cm" svg:viewBox="0 0 139 139" svg:d="m0 70c0-39 32-70 70-70 38 0 69 31 69 70s-31 69-69 69c-38 0-70-31-70-69">
          <text:p/>
        </draw:path>
        <draw:path draw:style-name="gr1" draw:layer="layout" svg:width="0.138cm" svg:height="0.137cm" svg:x="18.73cm" svg:y="5.262cm" svg:viewBox="0 0 139 138" svg:d="m0 70c0-39 32-70 70-70 38 0 69 31 69 70 0 37-31 68-69 68-38 0-70-31-70-68">
          <text:p/>
        </draw:path>
        <draw:path draw:style-name="gr1" draw:layer="layout" svg:width="0.138cm" svg:height="0.138cm" svg:x="14.602cm" svg:y="5.319cm" svg:viewBox="0 0 139 139" svg:d="m0 70c0-39 32-70 71-70 37 0 68 31 68 70 0 37-31 69-68 69-39 0-71-32-71-69">
          <text:p/>
        </draw:path>
        <draw:path draw:style-name="gr1" draw:layer="layout" svg:width="0.138cm" svg:height="0.138cm" svg:x="18.132cm" svg:y="5.42cm" svg:viewBox="0 0 139 139" svg:d="m0 70c0-39 31-70 70-70 37 0 69 31 69 70s-32 69-69 69c-39 0-70-31-70-69">
          <text:p/>
        </draw:path>
        <draw:path draw:style-name="gr1" draw:layer="layout" svg:width="0.138cm" svg:height="0.137cm" svg:x="18.373cm" svg:y="5.948cm" svg:viewBox="0 0 139 138" svg:d="m0 70c0-39 32-70 71-70 37 0 68 31 68 70 0 37-31 68-68 68-39 0-71-31-71-68">
          <text:p/>
        </draw:path>
        <draw:path draw:style-name="gr1" draw:layer="layout" svg:width="0.138cm" svg:height="0.138cm" svg:x="20.521cm" svg:y="6.683cm" svg:viewBox="0 0 139 139" svg:d="m0 70c0-38 31-70 70-70s69 32 69 70c0 38-31 69-69 69s-70-31-70-69">
          <text:p/>
        </draw:path>
        <draw:path draw:style-name="gr1" draw:layer="layout" svg:width="0.138cm" svg:height="0.138cm" svg:x="20.08cm" svg:y="5.474cm" svg:viewBox="0 0 139 139" svg:d="m0 70c0-39 32-70 70-70 38 0 69 31 69 70s-31 69-69 69c-38 0-70-31-70-69">
          <text:p/>
        </draw:path>
        <draw:path draw:style-name="gr1" draw:layer="layout" svg:width="0.137cm" svg:height="0.137cm" svg:x="19.638cm" svg:y="4.467cm" svg:viewBox="0 0 138 138" svg:d="m0 69c0-38 31-69 70-69 37 0 68 31 68 69 0 38-31 69-68 69-39 0-70-31-70-69">
          <text:p/>
        </draw:path>
        <draw:path draw:style-name="gr1" draw:layer="layout" svg:width="0.138cm" svg:height="0.138cm" svg:x="16.82cm" svg:y="10.011cm" svg:viewBox="0 0 139 139" svg:d="m0 70c0-38 31-70 69-70 38 0 70 32 70 70 0 38-32 69-70 69-38 0-69-31-69-69">
          <text:p/>
        </draw:path>
        <draw:path draw:style-name="gr1" draw:layer="layout" svg:width="0.138cm" svg:height="0.137cm" svg:x="18.826cm" svg:y="3.543cm" svg:viewBox="0 0 139 138" svg:d="m0 69c0-38 32-69 70-69 38 0 69 31 69 69 0 38-31 69-69 69-38 0-70-31-70-69">
          <text:p/>
        </draw:path>
        <draw:path draw:style-name="gr1" draw:layer="layout" svg:width="0.137cm" svg:height="0.138cm" svg:x="21.835cm" svg:y="10.303cm" svg:viewBox="0 0 138 139" svg:d="m0 70c0-39 31-70 69-70 38 0 69 31 69 70s-31 69-69 69c-38 0-69-31-69-69">
          <text:p/>
        </draw:path>
        <draw:path draw:style-name="gr1" draw:layer="layout" svg:width="0.137cm" svg:height="0.138cm" svg:x="21.405cm" svg:y="9.164cm" svg:viewBox="0 0 138 139" svg:d="m0 70c0-39 31-70 69-70 38 0 69 31 69 70 0 37-31 69-69 69-38 0-69-32-69-69">
          <text:p/>
        </draw:path>
        <draw:path draw:style-name="gr1" draw:layer="layout" svg:width="0.138cm" svg:height="0.138cm" svg:x="21.261cm" svg:y="8.745cm" svg:viewBox="0 0 139 139" svg:d="m0 70c0-39 31-70 69-70 38 0 70 31 70 70s-32 69-70 69c-38 0-69-31-69-69">
          <text:p/>
        </draw:path>
        <draw:path draw:style-name="gr1" draw:layer="layout" svg:width="0.137cm" svg:height="0.138cm" svg:x="18.81cm" svg:y="9.126cm" svg:viewBox="0 0 138 139" svg:d="m0 70c0-39 31-70 69-70 38 0 69 31 69 70 0 37-31 69-69 69-38 0-69-32-69-69">
          <text:p/>
        </draw:path>
        <draw:path draw:style-name="gr1" draw:layer="layout" svg:width="0.138cm" svg:height="0.138cm" svg:x="19.993cm" svg:y="10.268cm" svg:viewBox="0 0 139 139" svg:d="m0 70c0-38 32-70 70-70 38 0 69 32 69 70 0 38-31 69-69 69-38 0-70-31-70-69">
          <text:p/>
        </draw:path>
        <draw:path draw:style-name="gr1" draw:layer="layout" svg:width="0.138cm" svg:height="0.138cm" svg:x="22.312cm" svg:y="11.708cm" svg:viewBox="0 0 139 139" svg:d="m0 70c0-39 31-70 70-70 37 0 69 31 69 70 0 37-32 69-69 69-39 0-70-32-70-69">
          <text:p/>
        </draw:path>
        <draw:path draw:style-name="gr1" draw:layer="layout" svg:width="0.137cm" svg:height="0.137cm" svg:x="19.186cm" svg:y="13.054cm" svg:viewBox="0 0 138 138" svg:d="m0 69c0-38 31-69 69-69 38 0 69 31 69 69 0 38-31 69-69 69-38 0-69-31-69-69">
          <text:p/>
        </draw:path>
        <draw:path draw:style-name="gr1" draw:layer="layout" svg:width="0.138cm" svg:height="0.138cm" svg:x="21.86cm" svg:y="10.731cm" svg:viewBox="0 0 139 139" svg:d="m0 70c0-39 31-70 70-70s69 31 69 70-31 69-69 69-70-31-70-69">
          <text:p/>
        </draw:path>
        <draw:path draw:style-name="gr1" draw:layer="layout" svg:width="0.137cm" svg:height="0.138cm" svg:x="20.197cm" svg:y="15.602cm" svg:viewBox="0 0 138 139" svg:d="m0 70c0-39 31-70 69-70 38 0 69 31 69 70s-31 69-69 69c-38 0-69-31-69-69">
          <text:p/>
        </draw:path>
        <draw:path draw:style-name="gr1" draw:layer="layout" svg:width="0.137cm" svg:height="0.137cm" svg:x="21.534cm" svg:y="9.636cm" svg:viewBox="0 0 138 138" svg:d="m0 69c0-38 31-69 69-69 38 0 69 31 69 69 0 38-31 69-69 69-38 0-69-31-69-69">
          <text:p/>
        </draw:path>
        <draw:path draw:style-name="gr1" draw:layer="layout" svg:width="0.137cm" svg:height="0.137cm" svg:x="20.061cm" svg:y="17.34cm" svg:viewBox="0 0 138 138" svg:d="m0 70c0-39 31-70 69-70 38 0 69 31 69 70 0 37-31 68-69 68-38 0-69-31-69-68">
          <text:p/>
        </draw:path>
        <draw:path draw:style-name="gr1" draw:layer="layout" svg:width="0.137cm" svg:height="0.138cm" svg:x="21.914cm" svg:y="12.787cm" svg:viewBox="0 0 138 139" svg:d="m0 71c0-39 31-71 70-71 37 0 68 32 68 71 0 37-31 68-68 68-39 0-70-31-70-68">
          <text:p/>
        </draw:path>
        <draw:path draw:style-name="gr1" draw:layer="layout" svg:width="0.138cm" svg:height="0.137cm" svg:x="21.424cm" svg:y="13.543cm" svg:viewBox="0 0 139 138" svg:d="m0 69c0-38 32-69 70-69 38 0 69 31 69 69 0 38-31 69-69 69-38 0-70-31-70-69">
          <text:p/>
        </draw:path>
        <draw:path draw:style-name="gr1" draw:layer="layout" svg:width="0.138cm" svg:height="0.138cm" svg:x="19.158cm" svg:y="18.751cm" svg:viewBox="0 0 139 139" svg:d="m0 70c0-39 31-70 70-70s69 31 69 70-31 69-69 69-70-31-70-69">
          <text:p/>
        </draw:path>
        <draw:path draw:style-name="gr1" draw:layer="layout" svg:width="0.137cm" svg:height="0.138cm" svg:x="19.648cm" svg:y="17.997cm" svg:viewBox="0 0 138 139" svg:d="m0 70c0-38 31-70 69-70 38 0 69 32 69 70 0 38-31 69-69 69-38 0-69-31-69-69">
          <text:p/>
        </draw:path>
        <draw:path draw:style-name="gr1" draw:layer="layout" svg:width="0.138cm" svg:height="0.138cm" svg:x="19.158cm" svg:y="18.751cm" svg:viewBox="0 0 139 139" svg:d="m0 70c0-39 31-70 70-70s69 31 69 70-31 69-69 69-70-31-70-69">
          <text:p/>
        </draw:path>
        <draw:path draw:style-name="gr1" draw:layer="layout" svg:width="0.138cm" svg:height="0.138cm" svg:x="19.158cm" svg:y="18.751cm" svg:viewBox="0 0 139 139" svg:d="m0 70c0-39 31-70 70-70s69 31 69 70-31 69-69 69-70-31-70-69">
          <text:p/>
        </draw:path>
        <draw:path draw:style-name="gr1" draw:layer="layout" svg:width="0.138cm" svg:height="0.138cm" svg:x="19.158cm" svg:y="18.751cm" svg:viewBox="0 0 139 139" svg:d="m0 70c0-39 31-70 70-70s69 31 69 70-31 69-69 69-70-31-70-69">
          <text:p/>
        </draw:path>
        <draw:path draw:style-name="gr1" draw:layer="layout" svg:width="0.138cm" svg:height="0.138cm" svg:x="22.304cm" svg:y="12.767cm" svg:viewBox="0 0 139 139" svg:d="m0 70c0-38 31-70 70-70 37 0 69 32 69 70 0 38-32 69-69 69-39 0-70-31-70-69">
          <text:p/>
        </draw:path>
        <draw:path draw:style-name="gr1" draw:layer="layout" svg:width="0.137cm" svg:height="0.138cm" svg:x="19.648cm" svg:y="17.997cm" svg:viewBox="0 0 138 139" svg:d="m0 70c0-38 31-70 69-70 38 0 69 32 69 70 0 38-31 69-69 69-38 0-69-31-69-69">
          <text:p/>
        </draw:path>
        <draw:path draw:style-name="gr1" draw:layer="layout" svg:width="0.137cm" svg:height="0.138cm" svg:x="19.648cm" svg:y="17.997cm" svg:viewBox="0 0 138 139" svg:d="m0 70c0-38 31-70 69-70 38 0 69 32 69 70 0 38-31 69-69 69-38 0-69-31-69-69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8cm" svg:x="19.072cm" svg:y="18.422cm" svg:viewBox="0 0 139 139" svg:d="m0 71c0-39 32-71 70-71 38 0 69 32 69 71 0 37-31 68-69 68-38 0-70-31-70-68">
          <text:p/>
        </draw:path>
        <draw:path draw:style-name="gr1" draw:layer="layout" svg:width="0.137cm" svg:height="0.137cm" svg:x="20.366cm" svg:y="16.991cm" svg:viewBox="0 0 138 138" svg:d="m0 70c0-39 31-70 70-70 37 0 68 31 68 70 0 37-31 68-68 68-39 0-70-31-70-68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19.463cm" svg:y="18.403cm" svg:viewBox="0 0 139 139" svg:d="m0 70c0-38 32-70 70-70 38 0 69 32 69 70 0 38-31 69-69 69-38 0-70-31-70-69">
          <text:p/>
        </draw:path>
        <draw:path draw:style-name="gr1" draw:layer="layout" svg:width="0.137cm" svg:height="0.137cm" svg:x="20.268cm" svg:y="17.726cm" svg:viewBox="0 0 138 138" svg:d="m0 70c0-39 31-70 70-70 37 0 68 31 68 70 0 37-31 68-68 68-39 0-70-31-70-68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19.072cm" svg:y="18.422cm" svg:viewBox="0 0 139 139" svg:d="m0 71c0-39 32-71 70-71 38 0 69 32 69 71 0 37-31 68-69 68-38 0-70-31-70-68">
          <text:p/>
        </draw:path>
        <draw:path draw:style-name="gr1" draw:layer="layout" svg:width="0.137cm" svg:height="0.137cm" svg:x="20.268cm" svg:y="17.726cm" svg:viewBox="0 0 138 138" svg:d="m0 70c0-39 31-70 70-70 37 0 68 31 68 70 0 37-31 68-68 68-39 0-70-31-70-68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7cm" svg:x="19.561cm" svg:y="17.669cm" svg:viewBox="0 0 139 138" svg:d="m0 69c0-38 32-69 70-69 38 0 69 31 69 69 0 38-31 69-69 69-38 0-70-31-70-69">
          <text:p/>
        </draw:path>
        <draw:path draw:style-name="gr1" draw:layer="layout" svg:width="0.138cm" svg:height="0.138cm" svg:x="19.463cm" svg:y="18.403cm" svg:viewBox="0 0 139 139" svg:d="m0 70c0-38 32-70 70-70 38 0 69 32 69 70 0 38-31 69-69 69-38 0-70-31-70-69">
          <text:p/>
        </draw:path>
        <draw:path draw:style-name="gr1" draw:layer="layout" svg:width="0.138cm" svg:height="0.138cm" svg:x="20.958cm" svg:y="15.468cm" svg:viewBox="0 0 139 139" svg:d="m0 70c0-39 31-70 70-70 37 0 69 31 69 70 0 37-32 69-69 69-39 0-70-32-70-69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7cm" svg:x="19.561cm" svg:y="17.669cm" svg:viewBox="0 0 139 138" svg:d="m0 69c0-38 32-69 70-69 38 0 69 31 69 69 0 38-31 69-69 69-38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7cm" svg:height="0.138cm" svg:x="21.372cm" svg:y="14.81cm" svg:viewBox="0 0 138 139" svg:d="m0 70c0-38 31-70 70-70 37 0 68 32 68 70 0 38-31 69-68 69-39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19.463cm" svg:y="18.403cm" svg:viewBox="0 0 139 139" svg:d="m0 70c0-38 32-70 70-70 38 0 69 32 69 70 0 38-31 69-69 69-38 0-70-31-70-69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8cm" svg:x="21.762cm" svg:y="14.79cm" svg:viewBox="0 0 139 139" svg:d="m0 70c0-39 32-70 70-70 38 0 69 31 69 70 0 37-31 69-69 69-38 0-70-32-70-69">
          <text:p/>
        </draw:path>
        <draw:path draw:style-name="gr1" draw:layer="layout" svg:width="0.138cm" svg:height="0.138cm" svg:x="21.762cm" svg:y="14.79cm" svg:viewBox="0 0 139 139" svg:d="m0 70c0-39 32-70 70-70 38 0 69 31 69 70 0 37-31 69-69 69-38 0-70-32-70-69">
          <text:p/>
        </draw:path>
        <draw:path draw:style-name="gr1" draw:layer="layout" svg:width="0.137cm" svg:height="0.137cm" svg:x="20.268cm" svg:y="17.726cm" svg:viewBox="0 0 138 138" svg:d="m0 70c0-39 31-70 70-70 37 0 68 31 68 70 0 37-31 68-68 68-39 0-70-31-70-68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20.469cm" svg:y="16.223cm" svg:viewBox="0 0 139 139" svg:d="m0 70c0-39 31-70 69-70 38 0 70 31 70 70s-32 69-70 69c-38 0-69-31-69-69">
          <text:p/>
        </draw:path>
        <draw:path draw:style-name="gr1" draw:layer="layout" svg:width="0.137cm" svg:height="0.137cm" svg:x="20.366cm" svg:y="16.991cm" svg:viewBox="0 0 138 138" svg:d="m0 70c0-39 31-70 70-70 37 0 68 31 68 70 0 37-31 68-68 68-39 0-70-31-70-68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21.273cm" svg:y="15.545cm" svg:viewBox="0 0 139 139" svg:d="m0 70c0-38 31-70 70-70 37 0 69 32 69 70 0 38-32 69-69 69-39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21.762cm" svg:y="14.79cm" svg:viewBox="0 0 139 139" svg:d="m0 70c0-39 32-70 70-70 38 0 69 31 69 70 0 37-31 69-69 69-38 0-70-32-70-69">
          <text:p/>
        </draw:path>
        <draw:path draw:style-name="gr1" draw:layer="layout" svg:width="0.137cm" svg:height="0.137cm" svg:x="20.268cm" svg:y="17.726cm" svg:viewBox="0 0 138 138" svg:d="m0 70c0-39 31-70 70-70 37 0 68 31 68 70 0 37-31 68-68 68-39 0-70-31-70-68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7cm" svg:x="19.561cm" svg:y="17.669cm" svg:viewBox="0 0 139 138" svg:d="m0 69c0-38 32-69 70-69 38 0 69 31 69 69 0 38-31 69-69 69-38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8cm" svg:height="0.138cm" svg:x="19.463cm" svg:y="18.403cm" svg:viewBox="0 0 139 139" svg:d="m0 70c0-38 32-70 70-70 38 0 69 32 69 70 0 38-31 69-69 69-38 0-70-31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7cm" svg:height="0.137cm" svg:x="20.268cm" svg:y="17.726cm" svg:viewBox="0 0 138 138" svg:d="m0 70c0-39 31-70 70-70 37 0 68 31 68 70 0 37-31 68-68 68-39 0-70-31-70-68">
          <text:p/>
        </draw:path>
        <draw:path draw:style-name="gr1" draw:layer="layout" svg:width="0.138cm" svg:height="0.138cm" svg:x="21.762cm" svg:y="14.79cm" svg:viewBox="0 0 139 139" svg:d="m0 70c0-39 32-70 70-70 38 0 69 31 69 70 0 37-31 69-69 69-38 0-70-32-70-69">
          <text:p/>
        </draw:path>
        <draw:path draw:style-name="gr1" draw:layer="layout" svg:width="0.138cm" svg:height="0.138cm" svg:x="20.757cm" svg:y="16.97cm" svg:viewBox="0 0 139 139" svg:d="m0 70c0-38 32-70 70-70 38 0 69 32 69 70 0 38-31 69-69 69-38 0-70-31-70-69">
          <text:p/>
        </draw:path>
        <draw:path draw:style-name="gr1" draw:layer="layout" svg:width="0.137cm" svg:height="0.138cm" svg:x="19.953cm" svg:y="17.648cm" svg:viewBox="0 0 138 139" svg:d="m0 70c0-38 31-70 70-70 37 0 68 32 68 70 0 38-31 69-68 69-39 0-70-31-70-69">
          <text:p/>
        </draw:path>
        <draw:path draw:style-name="gr1" draw:layer="layout" svg:width="0.138cm" svg:height="0.138cm" svg:x="20.958cm" svg:y="15.468cm" svg:viewBox="0 0 139 139" svg:d="m0 70c0-39 31-70 70-70 37 0 69 31 69 70 0 37-32 69-69 69-39 0-70-32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7cm" svg:x="22.408cm" svg:y="11.903cm" svg:viewBox="0 0 139 138" svg:d="m0 69c0-38 31-69 70-69s69 31 69 69c0 38-31 69-69 69s-70-31-70-69">
          <text:p/>
        </draw:path>
        <draw:path draw:style-name="gr1" draw:layer="layout" svg:width="0.138cm" svg:height="0.138cm" svg:x="22.447cm" svg:y="12.173cm" svg:viewBox="0 0 139 139" svg:d="m0 70c0-39 32-70 70-70 38 0 69 31 69 70 0 37-31 69-69 69-38 0-70-32-70-69">
          <text:p/>
        </draw:path>
        <draw:path draw:style-name="gr1" draw:layer="layout" svg:width="0.138cm" svg:height="0.138cm" svg:x="22.447cm" svg:y="12.173cm" svg:viewBox="0 0 139 139" svg:d="m0 70c0-39 32-70 70-70 38 0 69 31 69 70 0 37-31 69-69 69-38 0-70-32-70-69">
          <text:p/>
        </draw:path>
        <draw:path draw:style-name="gr1" draw:layer="layout" svg:width="0.137cm" svg:height="0.137cm" svg:x="21.288cm" svg:y="14.061cm" svg:viewBox="0 0 138 138" svg:d="m0 70c0-39 31-70 69-70 38 0 69 31 69 70 0 37-31 68-69 68-38 0-69-31-69-68">
          <text:p/>
        </draw:path>
        <draw:path draw:style-name="gr1" draw:layer="layout" svg:width="0.138cm" svg:height="0.138cm" svg:x="22.447cm" svg:y="12.173cm" svg:viewBox="0 0 139 139" svg:d="m0 70c0-39 32-70 70-70 38 0 69 31 69 70 0 37-31 69-69 69-38 0-70-32-70-69">
          <text:p/>
        </draw:path>
        <draw:path draw:style-name="gr1" draw:layer="layout" svg:width="0.138cm" svg:height="0.138cm" svg:x="22.447cm" svg:y="12.173cm" svg:viewBox="0 0 139 139" svg:d="m0 70c0-39 32-70 70-70 38 0 69 31 69 70 0 37-31 69-69 69-38 0-70-32-70-69">
          <text:p/>
        </draw:path>
        <draw:path draw:style-name="gr1" draw:layer="layout" svg:width="0.138cm" svg:height="0.138cm" svg:x="22.61cm" svg:y="12.419cm" svg:viewBox="0 0 139 139" svg:d="m0 70c0-39 31-70 70-70s69 31 69 70-31 69-69 69-70-31-70-69">
          <text:p/>
        </draw:path>
        <draw:path draw:style-name="gr1" draw:layer="layout" svg:width="0.138cm" svg:height="0.138cm" svg:x="20.8cm" svg:y="15.277cm" svg:viewBox="0 0 139 139" svg:d="m0 70c0-39 31-70 70-70 37 0 69 31 69 70 0 37-32 69-69 69-39 0-70-32-70-69">
          <text:p/>
        </draw:path>
        <draw:path draw:style-name="gr1" draw:layer="layout" svg:width="0.138cm" svg:height="0.138cm" svg:x="20.8cm" svg:y="15.277cm" svg:viewBox="0 0 139 139" svg:d="m0 70c0-39 31-70 70-70 37 0 69 31 69 70 0 37-32 69-69 69-39 0-70-32-70-69">
          <text:p/>
        </draw:path>
        <draw:path draw:style-name="gr1" draw:layer="layout" svg:width="0.138cm" svg:height="0.138cm" svg:x="20.8cm" svg:y="15.277cm" svg:viewBox="0 0 139 139" svg:d="m0 70c0-39 31-70 70-70 37 0 69 31 69 70 0 37-32 69-69 69-39 0-70-32-70-69">
          <text:p/>
        </draw:path>
        <draw:path draw:style-name="gr1" draw:layer="layout" svg:width="0.138cm" svg:height="0.138cm" svg:x="21.115cm" svg:y="15.353cm" svg:viewBox="0 0 139 139" svg:d="m0 71c0-39 31-71 70-71 37 0 69 32 69 71 0 37-32 68-69 68-39 0-70-31-70-68">
          <text:p/>
        </draw:path>
        <draw:path draw:style-name="gr1" draw:layer="layout" svg:width="0.138cm" svg:height="0.138cm" svg:x="22.121cm" svg:y="13.173cm" svg:viewBox="0 0 139 139" svg:d="m0 70c0-38 31-70 70-70s69 32 69 70c0 38-31 69-69 69s-70-31-70-69">
          <text:p/>
        </draw:path>
        <draw:path draw:style-name="gr1" draw:layer="layout" svg:width="0.138cm" svg:height="0.138cm" svg:x="21.115cm" svg:y="15.353cm" svg:viewBox="0 0 139 139" svg:d="m0 71c0-39 31-71 70-71 37 0 69 32 69 71 0 37-32 68-69 68-39 0-70-31-70-68">
          <text:p/>
        </draw:path>
        <draw:path draw:style-name="gr1" draw:layer="layout" svg:width="0.138cm" svg:height="0.137cm" svg:x="22.219cm" svg:y="12.44cm" svg:viewBox="0 0 139 138" svg:d="m0 69c0-38 31-69 70-69s69 31 69 69c0 38-31 69-69 69s-70-31-70-69">
          <text:p/>
        </draw:path>
        <draw:path draw:style-name="gr1" draw:layer="layout" svg:width="0.138cm" svg:height="0.137cm" svg:x="22.219cm" svg:y="12.44cm" svg:viewBox="0 0 139 138" svg:d="m0 69c0-38 31-69 70-69s69 31 69 69c0 38-31 69-69 69s-70-31-70-69">
          <text:p/>
        </draw:path>
        <draw:path draw:style-name="gr1" draw:layer="layout" svg:width="0.138cm" svg:height="0.137cm" svg:x="22.029cm" svg:y="12.12cm" svg:viewBox="0 0 139 138" svg:d="m0 70c0-39 32-70 70-70 38 0 69 31 69 70 0 37-31 68-69 68-38 0-70-31-70-68">
          <text:p/>
        </draw:path>
        <draw:path draw:style-name="gr1" draw:layer="layout" svg:width="0.137cm" svg:height="0.138cm" svg:x="21.94cm" svg:y="11.811cm" svg:viewBox="0 0 138 139" svg:d="m0 70c0-38 31-70 70-70 37 0 68 32 68 70 0 38-31 69-68 69-39 0-70-31-70-69">
          <text:p/>
        </draw:path>
        <draw:path draw:style-name="gr1" draw:layer="layout" svg:width="0.138cm" svg:height="0.137cm" svg:x="22.219cm" svg:y="12.44cm" svg:viewBox="0 0 139 138" svg:d="m0 69c0-38 31-69 70-69s69 31 69 69c0 38-31 69-69 69s-70-31-70-69">
          <text:p/>
        </draw:path>
        <draw:path draw:style-name="gr1" draw:layer="layout" svg:width="0.138cm" svg:height="0.137cm" svg:x="22.219cm" svg:y="12.44cm" svg:viewBox="0 0 139 138" svg:d="m0 69c0-38 31-69 70-69s69 31 69 69c0 38-31 69-69 69s-70-31-70-69">
          <text:p/>
        </draw:path>
        <draw:path draw:style-name="gr1" draw:layer="layout" svg:width="0.138cm" svg:height="0.137cm" svg:x="22.029cm" svg:y="12.12cm" svg:viewBox="0 0 139 138" svg:d="m0 70c0-39 32-70 70-70 38 0 69 31 69 70 0 37-31 68-69 68-38 0-70-31-70-68">
          <text:p/>
        </draw:path>
        <draw:path draw:style-name="gr1" draw:layer="layout" svg:width="0.138cm" svg:height="0.137cm" svg:x="22.219cm" svg:y="12.44cm" svg:viewBox="0 0 139 138" svg:d="m0 69c0-38 31-69 70-69s69 31 69 69c0 38-31 69-69 69s-70-31-70-69">
          <text:p/>
        </draw:path>
        <draw:path draw:style-name="gr1" draw:layer="layout" svg:width="0.138cm" svg:height="0.138cm" svg:x="21.449cm" svg:y="14.307cm" svg:viewBox="0 0 139 139" svg:d="m0 70c0-39 32-70 70-70 38 0 69 31 69 70 0 37-31 69-69 69-38 0-70-32-70-69">
          <text:p/>
        </draw:path>
        <draw:path draw:style-name="gr1" draw:layer="layout" svg:width="0.138cm" svg:height="0.138cm" svg:x="22.27cm" svg:y="11.682cm" svg:viewBox="0 0 139 139" svg:d="m0 70c0-39 31-70 69-70 38 0 70 31 70 70 0 37-32 69-70 69-38 0-69-32-69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1.604cm" svg:y="14.6cm" svg:viewBox="0 0 139 138" svg:d="m0 69c0-38 31-69 70-69 37 0 69 31 69 69 0 38-32 69-69 69-39 0-70-31-70-69">
          <text:p/>
        </draw:path>
        <draw:path draw:style-name="gr1" draw:layer="layout" svg:width="0.138cm" svg:height="0.137cm" svg:x="22.561cm" svg:y="12.407cm" svg:viewBox="0 0 139 138" svg:d="m0 69c0-38 31-69 70-69 37 0 69 31 69 69 0 38-32 69-69 69-39 0-70-31-70-69">
          <text:p/>
        </draw:path>
        <draw:path draw:style-name="gr1" draw:layer="layout" svg:width="0.138cm" svg:height="0.137cm" svg:x="22.166cm" svg:y="11.412cm" svg:viewBox="0 0 139 138" svg:d="m0 70c0-39 32-70 70-70 38 0 69 31 69 70 0 37-31 68-69 68-38 0-70-31-70-68">
          <text:p/>
        </draw:path>
        <draw:path draw:style-name="gr1" draw:layer="layout" svg:width="0.137cm" svg:height="0.138cm" svg:x="22.42cm" svg:y="12.099cm" svg:viewBox="0 0 138 139" svg:d="m0 70c0-38 31-70 70-70 37 0 68 32 68 70 0 38-31 69-68 69-39 0-70-31-70-69">
          <text:p/>
        </draw:path>
        <draw:path draw:style-name="gr1" draw:layer="layout" svg:width="0.137cm" svg:height="0.138cm" svg:x="22.42cm" svg:y="12.099cm" svg:viewBox="0 0 138 139" svg:d="m0 70c0-38 31-70 70-70 37 0 68 32 68 70 0 38-31 69-68 69-39 0-70-31-70-69">
          <text:p/>
        </draw:path>
        <draw:path draw:style-name="gr1" draw:layer="layout" svg:width="0.137cm" svg:height="0.138cm" svg:x="22.42cm" svg:y="12.099cm" svg:viewBox="0 0 138 139" svg:d="m0 70c0-38 31-70 70-70 37 0 68 32 68 70 0 38-31 69-68 69-39 0-70-31-70-69">
          <text:p/>
        </draw:path>
        <draw:polygon draw:style-name="gr1" draw:layer="layout" svg:width="8.647cm" svg:height="17.596cm" svg:x="14.352cm" svg:y="1.907cm" svg:viewBox="0 0 8648 17597" draw:points="0,17597 8648,17597 8648,0 0,0">
          <text:p/>
        </draw:polygon>
        <draw:frame draw:style-name="gr2" draw:text-style-name="P1" draw:layer="layout" svg:width="2.349cm" svg:height="1.162cm" svg:x="4.492cm" svg:y="0.645cm">
          <draw:text-box>
            <text:p><text:span text:style-name="T1">In – 2</text:span></text:p>
          </draw:text-box>
        </draw:frame>
        <draw:frame draw:style-name="gr3" draw:text-style-name="P1" draw:layer="layout" svg:width="2.348cm" svg:height="1.162cm" draw:transform="rotate (1.5707963267949) translate (0.4cm 11.319cm)">
          <draw:text-box>
            <text:p><text:span text:style-name="T1">In – 1</text:span></text:p>
          </draw:text-box>
        </draw:frame>
        <draw:frame draw:style-name="gr4" draw:text-style-name="P1" draw:layer="layout" svg:width="3.078cm" svg:height="1.162cm" draw:transform="rotate (1.5707963267949) translate (13.12cm 12.094cm)">
          <draw:text-box>
            <text:p><text:span text:style-name="T1">Out – 1</text:span></text:p>
          </draw:text-box>
        </draw:frame>
        <draw:frame draw:style-name="gr4" draw:text-style-name="P1" draw:layer="layout" svg:width="3.078cm" svg:height="1.162cm" svg:x="17.01cm" svg:y="0.645cm">
          <draw:text-box>
            <text:p><text:span text:style-name="T1">Out – 1</text:span></text:p>
          </draw:text-box>
        </draw:frame>
        <draw:path draw:style-name="gr5" draw:layer="layout" svg:width="2.101cm" svg:height="1.428cm" svg:x="2.391cm" svg:y="16.969cm" svg:viewBox="0 0 2102 1429" svg:d="m1831 98h-3c0 6-1 9-2 11-9-5-16-13-24-19 5-15 5-34 9-49-4 1-1 7-5 7 1 15-5 24-4 40-4 0-5-3-8-2-1 5 6 2 6 6-5 1-4 2 0 9-9 0-6-15-15-15 2 6 7 9 9 15-6 1-3-5-7-5v2h-2c-8-5-13-12-19-18-6 5 8 8 8 14-3 1-8-12-8-2-6-1-8-8-13-12-7 2 2 5 2 8-6 0-5-6-11-6v2h-2c-4 0-9-11-12-4-1-6-13-15-23-18 2 3 5 4 5 9-6 1-5-6-10-7l-1 3-1-3c-11-3-23-3-32-14-1-1-10-29-7-16 3 10 5 19 14 22-14 3-20-21-33-26-4-5 5 9 8 9 2 6 4 7 5 11-1 3-11-4-15-5v3h-2c-15-4-25-13-39-18 1 3 4 5 5 9-19-4-36-9-51-15 0 4 7 1 5 6-6-1-10-5-10-12-5-6 0 6 0 11-6-1-6-9-6-16-3-6-3 10 0 11-8 0-10-4-9-13-4-8 1 10-4 9s2-16-5-16c-3-5 2 6 0 11-5-3-8-9-12-15-4 4 7 10 9 15-11 8-17-6-20-13-6 5 5 11 7 16-4 3-9-10-14-14-3 5 9 13 11 18-7-1-11-8-16-11-6-2 9 9 10 13-6 7-7-9-15-6 1 5 9 4 10 11-3 6-7 0-14 0 0 4 9 2 9 7-6 2-6-3-11-2 0 5 6 2 6 7-7-2-13-7-17-12-4 4 10 11 15 14-7 6-15-4-23-4-11-3 12 7 19 9-16 5-29-12-47-12 7 7 20 7 30 12-3 6-10-3-15 0 2 4 7 4 15 4-4 4-15 0-20 0 0 3 6 2 5 9-1 2-3-1-7 0l1 2-3-1c-1 7-7-1-10 0 0 2 2 2 2 4-9 3-32-1-41-2-4 0-9-3-2 2 10-1 13 4 23 3 1 10-12 4-14 11-12-5-27-7-37-14-9 0-1 3 0 5 14 3 26 6 37 13-5 2-10 3-18 4-1 6 12-2 11 4-4 5-18 1-25 2-5 4 15 2 21 2-1 6-10 1-15 2 0 4 5 3 8 3-7 3-18 7-25 4-11-1 12 7 21 2-1 7-4 1-10 2 0 3 2 2 4 3-4 6-15 6-24 9 14 4-6 5-10 10 3 3 14-5 21-7 4 5-12 9-19 11 2 5 11-1 14-2-4 6-11 10-18 13 0 2 3 1 6 2-12 5-20 15-34 17-7 3 7-2 12 0l3-1-1 3h5c-4 4-9 7-14 11l4 1-4 1c3 5-6 4-7 6-1 3 1 5-5 11-2 1-7 3-9 4 0 0 2 8-4 10-9 1-21 2-34 2-1 2-10-1-6 3h28c-9 4-20 5-30 6 8 6 20-2 30-2-9 8-29 17-39 5-6 2 3 6 7 6-10 2-9 16-20 17 5 2 16-8 30-5-4 8-18 6-26 9-4 6 9-2 16 0-9 9-23 10-32 18-10-3-20-7-30-9 4 7 14 7 23 9-4 5-23 5-28 3v2h-2c-16 2-27 5-34-7-6 9-14-6-23-7 2 6 9 7 14 9-30 4-47-22-72-30 9 7 20 12 30 19-10 2-28-7-41-9l1 3-3 1c1 4 4 4 4 7-16-3-30-10-46-13 5 6 15 6 25 9-15 4-36-6-45-16-8 5 5 5 4 9-7-2-13-8-21-10l1 2-3-1c-13 2-22-12-30-8-1-2-2-8-11-8v2h-2c0 2 1 2 2 2-16 4-29-13-44-18 7 8 14 12 25 16-17 2-34-14-49-21-5-4-13-4-15-9-7 5 9 5 9 11-21-1-26-18-50-16v3l-2 2v2c-8-4-14-10-21-15-5 5 10 6 11 13-14-6-30-12-50-16-8-1-18 1-27-1-12-4-17-14-28-15 5 6 12 9 19 13-1 2-13-2-14-7-7 2 1 7 0 10-33-3-56-14-80-25 8 9 21 11 30 18-18 7-32 0-47-7 3 6 9 7 15 9-8 10-27-2-38-2 2 6 13 4 21 6-30 6-59 14-92 17-1 9 5-1 11 2-23 12-49 20-70 34-9-2-17-5-28-4 3 5 15 2 21 7-6 5-18-2-26 0 2 6 13 3 19 4 1 6-9 0-14 1-12 6 8 1 9 2 0 7-14 0-18 0 0 1 0 5 0 5-1 1-7 0-9 0 0 1 4 3 5 2-5 5-17 4-26 9-2 1-4 5-6 6s-7-1-10 0c-9 3-16 9-20 10-10-3-22-5-35-7 8 4 18 6 29 7-15 23-40 32-60 48-7 5-14 12-22 19-2 2-6 3-7 4-10 8-17 19-27 26-5 4-13 4-19 8-10 8-19 20-25 30-4 0-7 0-7 3l1 3-3-1c-7 13-19 19-28 30-1 1-3 4-4 6-1 1-6 1-7 2-2 3-3 8-6 13-3 4-8 7-10 13-4 5-1 17-9 19l1 3-3-1c-7 26-28 40-30 71-4 7-14 10-21 14 3 6 10-3 14-3 2 4-5 19-12 23-3 12 0 27-5 38-1 2-4 5-4 6-1 4 1 9 0 11h-7c0 4 6 0 7 3 4 5-4 17 2 18-3 5-4 12-9 16-1 18 5 31 3 44 0 7-6 12-7 18 0 3 3 7 2 10-1 20-15 38-10 64 5 2 4 11 8 13-6 24-12 65-4 92-4 9-15 11-17 21 6-3 11-9 15-14 9 14 8 37 21 48v7l4-1-1 3c3 17 11 30 16 44l1 1-1 2c5 0 3 7 7 6-3 26-23 34-39 49 4 10 6 9 0 18 5 0 5-3 7-3-3 5-6 5 0 9-2 5-2 12-9 12 6 6 9 11 0 16 1 3 6 1 9 2-9 6 4 7-5 10 8 3 0 3 3 9 2 4 8 5 4 13 9-1-2 7 9 3 0 5-2 7-5 7 0 6 7 1 9 0 3 2-1 16 6 11-1 12 3 19 2 30 7 6 13 11 20 19 6 6 9 17 14 24 6 5 15 10 24 17 7 5 15 14 22 19 5 4 14 5 21 8s12 11 16 14c14 4 29 4 43 6 20 15 71 40 88 8 21 3 32 16 57 13 10-13 25-21 29-41 5-3 17 0 21-4 1-17-10-21-23-23-17-20-55-7-84-12-15-13-33-20-49-31-3-3-9-5-9-10 6-6 18-1 20-9 2 1 11-2 10 2 2-4 9-3 13-7 9 1 21 4 30 0v-4c5-1 11 4 15-2 4 1 7 2 9 4 4-12 12 5 15-9 2 1 1 5 3 5 8 2 13-4 18-5 6 0 2 5 4 5 3 1 18-6 15-1 2 3 10-4 11-7 2 0 5 3 2 3 3 6 13-10 17 0 5 0-2-3 0-7 7-4 2 6 9 4-7-9 8 2 2-7 13-1 17-2 30 3 2-5 6-2 11-3s9-5 12-6c5-1 11 1 15 0 7-3 9-10 15-3 2 0 2-3 2-6 8 5 25 11 28 2 18 1 33 6 49-4 19 8 52 7 83 4 9 0 18-4 26-4 6 1 13 5 20 6 10 2 24 5 33 5 4 0 10-3 13-3 7 2 12 7 19 7s12-4 20-7c3-1 8 2 12 0 10-2 28-17 30-23 4-10 3-23 0-36-13 0-26-15-40-15-10-1-19 7-28 8-21 3-38-1-54-5-13-5-37-10-53-18 0-6 7 1 5 2 3-1 0-3 2-7 4-7 19-11 21-18 3-3 12 0 11-7 2 0 3 1 4 2 4-1-1-2 0-4 0-1 10-3 8-2 3-3 4-5 4-8 7-2 5-2 11 0-3-9 13-6 19-13 2 10-12 21-14 34 9-11 15-26 23-39 12-2 21-9 37-9 1 7-13 14-3 9 3-4 7-8 13-9-3 12-15 12-17 25 11-9 19-21 30-25 4 3-1 10-5 11 9 4 10-6 19-8 6 3 5 5 2 11 7-3 8-9 14-11 4 1-2 5 0 11 3-4 5-8 6-14 11 0 19 5 28 11 1 6-12-2-9 7h11c9 2 2 10 9 12-2 6-9-2-15 0 0 7 8 5 15 5 1 3 10 18 2 20 6 5 16 15 8 23 4-1 6 1 9 2 0 3-7-2-13 0 1 5 8 3 11 7-5 6 3 12 11 14-6 4-7 0-16 0 2 8 16 3 20 9-1 1-2 2-2 4v1 1c3 3-4 8 8 6 1 6-9-1-6 7 2 1 11-3 10 2-1 8-11-6-9 4 7-1 7 4 14 2-4 8-12 5 4 9 2 3-4 5-4 4 1 4 4 1 6 2 1 2 6 9 8 13 5 7 5 9 9 12l1 3-1 1c2 0 2 1 4 1 1 5-3 4-6 4 5 1 21 9 11 11 0 5 10 0 8 7-2 8-13-6-11 4 8-1 13 0 18 2 0 5-10-2-7 6 2-1 5-2 8-2 1 5-9-1-5 6 4 2 5-1 7-2-5 9 0 5 7 9-1 2-3 3-7 4 7 3 10 0 14 9 0 4-8 1-9 4 2 4 4 1 6 0 7 3-6 3-4 9 2-2 3-3 7-3-3 5-10 4-14 7 3 4 14-1 16-4 7 3-8 4-7 11 2-3 6-2 7-5 4 1-2 6-5 7 3 6 6-2 9-2-1 8-5 13-11 16 4 7 7-4 11-4 5 1-2 6-4 6-1 5 8 1 11 3-3 5-8 7-9 15 5 0 2-7 9-4 0 7-8 5-7 12 5-2 8-6 12-8 6 7 0 14-5 17 4 6 5-7 12-5 7 8-8 8-9 16 5-2 7-6 11-7 1 8-7 6-6 12 3 0 3-3 6-3 1 7-2 9-6 10 1 5 4-1 6 0 4 1 3 7 5 9 1 1 4 1 6 2 4 2 5 8 6 9 8 4 20 4 30 6 4 2 9 4 13 6 8 1 3-9 13-6 6-1 7 3 6 8 18 1 36 16 52 5 1-7-3-19 4-19 12 9 28 14 49 14 8-5 14-11 19-19 5 0 9 4 15 3 12-19-4-47-15-62-27-5-52 4-72-11-13-10-16-28-30-39-1-19-16-24-18-42 5 5 20 36 11 12-3-8-14-23-16-35 3 4 6 11 10 16s4 13 11 15c-22-34-57-102-30-152 7 1 3 9 2 13 6-4 7-14 12-18l-1-4 3 1c-1-6 6-6 9-9 1 4 1 9 5 12 0-15-1-8 6-5-2-2-2-5-2-9 5 1 16-2 17 2-7 3 6 3 6 7-4 3 2 7-4 10h2v2h9c-1 10-1 8-2 16h2v2c9-7 2 4 9 7h1v1c2 1 2 0 2-1 4 2 11 1 13 5 3 0 2-3 3-5 6 7 14 2 19 12-4 10-13 15-19 21 7 3 15-11 21-17 12 17 23 34 34 51 0 4-1 8-4 9 2 7 4-2 6-2 7 1-2 4 0 9 4-3 6-3 9 0-2 1-1 5-4 6 0 5 4-2 4-2 3 1 1 15 4 7 8 3 13 12 17 18 6 8 11 14 13 24 15 13 31 24 47 36 11 1 18 6 23 11 13-1 22 4 37 2 13 9 36 23 49 4 29 2 49 1 53-19 0-4-2-23-4-30-11-30-46-30-92-28-6-10-18-14-25-23-10-12-16-31-22-47-6-16-13-34-17-49 4 5 8 12 11 19 0-10-9-19-13-35-2-6-9-23-11-34 0-3 3-3 2-5 0-7-3-14-2-20 1-6 6-9 6-15 5-1 5 3 9 3 0-11 8-11 12-7-3-13-6-17-3-28-3-1-4 3-7 3 0-8 9-9 13-14 6 5 13 8 15 18 10-8-8-14-9-24 8 2 11 7 16 13 5-7-10-9-9-18 16 3 22 17 36 22-6-11-21-13-27-23 7-10 15 7 21 12 4-6-10-14-16-19 5-5 7 8 14 7-4-8-17-12-10-22 6 0 6 8 10 11 5-6-7-12-9-18 3-4 7 9 11 11 4-6-10-13-9-23 4-5 8 10 15 8-4-8-16-10-11-23 10 3 14 11 20 17 1-11-25-18-13-34 5 3 10 8 13 12 5-5-11-10-11-19 5-6 6 7 13 5-1-6-7-5-8-9-2-6 3-4 2-10 6-1 5 4 8 8 6-4-4-9-4-12 1-7 2 4 8 2 0-6-7-5-6-11 5-5 12 2 15 6 4-3-6-10-11-11 1-4 4-6 6-11l-1-2 4 1c2-8 4-1 11-2-1-3-4-6-7-7-1-5 6-2 7-6 7-1 5 7 7 11 5-6-3-17-5-22 1-4 5 4 4-6 7 1 4 14 12 14-3-5-5-12-8-18 8 0 10 10 13 16 2 7 0 18 9 20-7-21-21-42-7-60 10 3 11 14 17 21 4-4-5-14-8-17 3-5 3-13 5-19 7 4 13 10 18 17 6-3-4-9-6-10 0-9-5-15-7-23 4-11 12-18 20-27l-1-3 3 1c3-9 6-19 12-26 8 2-9 12 2 11 5-10 11-16 14-30l-1-3 3 1c4-6 8-14 16-18l-1-2 4 1c3-7 10-11 14-15 3-1-1 30 2 13 1-5 5-9 3-15 4-6 8-11 11-3-2 13 1 29 2 16 0-6 1-19-2-25 1-4 3-6 6-7 8-31 23-54 37-80 2 6-9 17-9 27 12-19 16-44 39-54 3 3-4 14-3 22 5-5 4-16 7-22 4-7 14-9 21-15 3 0 0 4-2 5 8 3 13-13 23-14 4 1-4 7-7 9 8 6 10-12 20-11 7 6-9 8-6 16 6-9 24-28 38-16l1-1 2 1c1-4 22-14 18-4h3v2c8 3 14-13 21-19 12 0 17-8 25-11l1-3 1 3c4-3 9-4 14-7 4 3-5 8-7 9 1 7 3-3 7-2 5 1-5 6-3 11 8-12 17-25 32-30 5 0-3 7-4 8 6 4 10-12 19-12 4 2-4 11-2 19 4-5 4-14 6-19 6-8 18-10 26-16v7c3-7 5-13 13-14l1-4 1 4c6-5 9-11 17-14l-1-3 3 1c3-4 7-8 11-11v48c6-11 1-31 2-46 5 6 7 14 11 20 5-8-9-16-9-25-1-4 6-1 7-2 0-4-4-2-4-3-1-4 5-10 10-13 2 8-3 9-3 16 5-12 9-4 11 4 6 1-5-12-4-20l-2-10 6 8c4-2 8-2 11-5l3-10 2 10c7 2 10 6 14 9 6-2 1-13 3-19 5 3 3 14 6 19 6-4-5-17 0-23 3 7 2 18 5 25 5-5-4-14 0-23 4-2 13 10 14 19 8-11-18-19-10-30 8 8 14 17 19 28 3-9-11-18-16-28 3-3 6-6 9-9 3 3 5 7 7 9 6-4-7-5-5-12 8-4 13 11 18 17 4-6-8-11-9-17 7 3 10 10 19 12-6-6-13-12-21-16 4-8 7 5 12 4 0-6-8-3-8-9 7-2 4 6 10 5 0-4-2-5-5-5 1-8 10-9 14-15 9-12 11-38 7-56-9-5-17-12-23-18 1-5 6-5 10-7 2-6-10 5-17 4 12-11 24-21 37-32v-2c-5 0-7 2-7 7-15 5-24 31-41 21-2-10 15-17 23-23-14 2-19 15-32 18-23-13-51-22-76-34-25-12-51-22-62-46 5-3 13-7 19-11 6-4 14-8 13-13-13 9-27 20-43 28 0-4-1-8-4-9-2 5 6 7 0 9-2-4-5-7-8-9l-4 1 1-3c-6-1-7-8-15-9v-4l-3-1h-3c-3 0-4-2-4-3l-1 1-1 2c-12-4-14-18-22-25zm-1003 108c-11-2-25-2-29-11 11 2 24 3 29 11zm-130-22h-10c0-3-1-5-2-6 5 1 10 2 12 6zm1319 185c0-5 5-5 9-5-1 2 3 10-2 10 0-3-4-2-7-5zm-104-211c-3-5-13-4-13-12 7 1 16 10 13 12zm-70-42c-6 0-7-5-12-4-2-6 0-9 3-11 3 5 5 11 9 15zm-26-9c-7 0-16-9-13-13 2 7 11 7 13 13zm-328 690c-5-4-1-12 4-13-1 6-2 10-4 13z">
          <text:p/>
        </draw:path>
        <draw:path draw:style-name="gr5" draw:layer="layout" svg:width="3.588cm" svg:height="2.764cm" svg:x="5.267cm" svg:y="12.204cm" svg:viewBox="0 0 3589 2765" svg:d="m17 233c33 44-39 108-10 160 24 23 28-13 58-10 30 33 51 89 62 145 2 11 18 65 20 69 21 35 53 101 59 110 9 78 112 172 115 173 42 18 70 58 112 83 106 64 258 107 396 126 58 8 114-5 174-5-14 20-33 36-56 50-20 12-44 23-69 31-20 7-41 13-63 17-11 2-23 5-35 7-22 3-45 7-69 9-16 2-32 3-48 4-14 1-27 2-42 3-16 1-34-2-50-2-9 1-34-5-43-5-6 1-9 1-15 2-6 0-8 1-13 1-7 0-11 1-14 2-2 1 2 6 0 7 79 53 209 69 333 53 134-17 253-106 324-174 71 60 145-34 213-48 61-13 115 5 155-39 57 1 102-11 145-24 10 56-26 150 19 189 28 2 54 7 87 4 35 153 69 309 39 469-16 84-64 162-97 242-41 101-110 180-101 300 5 68 28 123 48 174 34 85 89 117 106 222 9 53 5 122 39 140 20 11 83 11 107 5 70-16 189-131 198-203 14-109-88-121-126-174-15-21-63-101-63-135 0-67 70-159 112-213 23-31 48-64 72-92 53-63 104-81 126-174 22 125 38 283 38 455 0 108 9 273 0 372-2 22-8 48-14 63-21 47-82 64-49 135 116 10 274 14 392-10 44-70 0-152-24-212-5-158-28-424-15-614 7-87 51-142 73-208 49 2 85-25 130-19 21 2 37 15 58 19 96 16 195 1 290-5 36 41 15 97 25 150 17 96 34 193 34 295-1 64-35 127-39 193-3 45 13 91 10 131-4 39-28 74-34 111 31 65 280 55 290-15 5-38-20-79-24-111-12-96 9-217 4-319-1-33-10-64-9-92 1-64 25-133 43-193 18-61 52-112 68-165 22-71 28-164 48-256 40-176 109-429 49-638-11-36-26-64-34-97-35-137-87-207-174-299-30-32-59-59-92-83-33-23-71-33-111-58-79-47-92-132-194-154-106-24-191 42-324 34-66-5-151-16-212-34-78-24-140-121-266-107-80 9-160 48-247 58-105 12-232-19-338-9-59 5-126 35-184 48-28 6-51 2-72 10-61 23-86 75-131 116-26 24-53 36-82 68-38 63-65 138-131 174-33 107-111 159-179 241-72 32-160 53-246 34-59-13-100-54-140-77-141-133-168-395-392-43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1cm" fo:margin-left="0cm" fo:margin-right="0cm" fo:page-width="23.69cm" fo:page-height="20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1T14:01:11</dc:date>
    <dc:creator>Giulio Riva</dc:creator>
    <meta:document-statistic meta:object-count="330"/>
    <meta:generator>LibreOffice/4.0.4.2$Linux_X86_64 LibreOffice_project/400m0$Build-2</meta:generator>
  </office:meta>
</office:document-meta>
</file>